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ath text:anchor-type="paragraph" draw:z-index="0" draw:name="Bézier curve 1" draw:style-name="gr1" draw:text-style-name="P1" svg:width="0.8909in" svg:height="0.9146in" draw:transform="rotate (-3.14159265358979) translate (3.42990066540473in 1.72200403309489in)" svg:viewBox="0 0 2264 2324" svg:d="M1028 2271c516 67 992-296 1165-767 155-425 58-917-318-1243-414-360-919-299-1349-106-420 188-628 684-477 1137 133 395 392 701 688 953l291 79z"><text:p/></draw:path><draw:path text:anchor-type="paragraph" draw:z-index="1" draw:name="Bézier curve 2" draw:style-name="gr1" draw:text-style-name="P1" svg:width="1.1193in" svg:height="1.1256in" draw:transform="rotate (2.94419591518923) translate (5.90207929288769in 3.80992090810214in)" svg:viewBox="0 0 2844 2860" svg:d="M1652 2834c792 7 1267-795 1183-1504-70-585-541-1065-1028-1225-439-144-1100-188-1473 187-352 353-455 1008-166 1463 200 316 358 713 736 851l332 176 286 78 207-41z"><text:p/></draw:path><draw:path text:anchor-type="paragraph" draw:z-index="2" draw:name="Bézier curve 3" draw:style-name="gr1" draw:text-style-name="P1" svg:width="1.0622in" svg:height="1.1878in" draw:transform="rotate (-2.99969738540265) translate (3.45318434490546in 3.9161707688559in)" svg:viewBox="0 0 2699 3018" svg:d="M428 2827c731 65 1614 115 2087-584 204-300 195-672 173-1018-46-690-587-869-1044-1111-333-176-773-155-1112 109-491 382-574 999-516 1556 36 347 60 752 397 966l228 273"><text:p/></draw:path><draw:path text:anchor-type="paragraph" draw:z-index="3" draw:name="Bézier curve 4" draw:style-name="gr1" draw:text-style-name="P1" svg:width="1.2965in" svg:height="1.3185in" draw:transform="rotate (-2.9229028983149) translate (3.87243394489018in 6.12604237011654in)" svg:viewBox="0 0 3294 3350" svg:d="M1460 3350c620-46 1433-227 1711-866 169-389 166-865-20-1252-269-556-765-1022-1366-1171-369-90-784-111-1145 153-369 268-598 617-635 1024-42 475 167 942 440 1317 244 337 599 611 1001 738l181 40"><text:p/></draw:path><draw:path text:anchor-type="paragraph" draw:z-index="4" draw:name="Bézier curve 5" draw:style-name="gr1" draw:text-style-name="P1" svg:width="1.3638in" svg:height="1.3551in" svg:x="-0.2567in" svg:y="3.2445in" svg:viewBox="0 0 3465 3443" svg:d="M2224 53c-810 183-2035 30-2196 1032-116 712 128 1519 767 2011 600 462 1439 444 2037 53 417-274 723-784 609-1270-115-489-217-1053-715-1323l-264-212-344-185-212-159"><text:p/></draw:path><draw:path text:anchor-type="paragraph" draw:z-index="5" draw:name="Bézier curve 6" draw:style-name="gr1" draw:text-style-name="P1" svg:width="2.6772in" svg:height="0.1642in" draw:transform="rotate (0.708603676309698) translate (0.553767688248589in 3.16168161295178in)" svg:viewBox="0 0 6801 418" svg:d="M0 416c942 34 1855-340 2798-215 517 69 1023-172 1550-101 519 71 1031-91 1549-100l376 9 376 8 152 26"><text:p/></draw:path><draw:path text:anchor-type="paragraph" draw:z-index="6" draw:name="Bézier curve 7" draw:style-name="gr1" draw:text-style-name="P1" svg:width="1.448in" svg:height="0.1898in" draw:transform="rotate (0.141895268187139) translate (0.99375in 3.57777777777778in)" svg:viewBox="0 0 3679 483" svg:d="M0 0c909 35 1821 125 2702 359 243 65 1580-102 654 94l23 30"><text:p/></draw:path><draw:path text:anchor-type="paragraph" draw:z-index="7" draw:name="Bézier curve 8" draw:style-name="gr1" draw:text-style-name="P1" svg:width="1.8378in" svg:height="0.45in" draw:transform="rotate (-0.950506310636112) translate (1.47482014621562in 3.96181238331409in)" svg:viewBox="0 0 4669 1144" svg:d="M0 1144c935-13 1886-196 2750-572 488-212 1053-197 1541-427l378-120-308-25-73 12"><text:p/></draw:path><draw:path text:anchor-type="paragraph" draw:z-index="8" draw:name="Bézier curve 10" draw:style-name="gr1" draw:text-style-name="P1" svg:width="1.4894in" svg:height="0.052in" svg:x="3.4102in" svg:y="3.2756in" svg:viewBox="0 0 3784 133" svg:d="M0 79c1041-17 2081 108 3122 27l291-27 265-53 106-26"><text:p/></draw:path><draw:path text:anchor-type="paragraph" draw:z-index="9" draw:name="Bézier curve 12" draw:style-name="gr1" draw:text-style-name="P1" svg:width="0.6142in" svg:height="0.0728in" draw:transform="rotate (-1.5707963267949) translate (6.4in 3.01527777777778in)" svg:viewBox="0 0 1561 186" svg:d="M0 185c448 11 871-189 1323-159l238-26"><text:p/></draw:path><draw:polyline text:anchor-type="paragraph" draw:z-index="10" draw:name="Polyline with 3 corners 1" draw:style-name="gr1" draw:text-style-name="P1" svg:width="0.5925in" svg:height="0.0654in" draw:transform="rotate (0.321664181142555) translate (6.09791666666667in 2.96319444444444in)" svg:viewBox="0 0 1506 167" draw:points="0,0 1305,100 1506,167"><text:p/></draw:polyline><draw:path text:anchor-type="paragraph" draw:z-index="11" draw:name="Bézier curve 13" draw:style-name="gr1" draw:text-style-name="P1" svg:width="0.2476in" svg:height="0.5126in" draw:transform="rotate (-2.89654842660979) translate (2.97203223733979in 3.64569712090561in)" svg:viewBox="0 0 630 1303" svg:d="M174 1258c335 189 595-263 359-565-142-183-1025-691-153-693l250 90-26-7"><text:p/></draw:path><draw:polyline text:anchor-type="paragraph" draw:z-index="12" draw:name="Polyline with 3 corners 2" draw:style-name="gr1" draw:text-style-name="P1" svg:width="0.2091in" svg:height="0.002in" draw:transform="rotate (-1.46014245221846) translate (3.13958333333333in 3.57777777777778in)" svg:viewBox="0 0 532 6" draw:points="0,0 292,6 532,6"><text:p/></draw:polyline><draw:path text:anchor-type="paragraph" draw:z-index="13" draw:name="Bézier curve 14" draw:style-name="gr1" draw:text-style-name="P1" svg:width="0.3972in" svg:height="0.4228in" draw:transform="rotate (-2.35619449019234) translate (3.22291666666667in 1.41111111111111in)" svg:viewBox="0 0 1010 1075" svg:d="M0 973c438 355 725-308 580-618l56-355 374 75v337"><text:p/></draw:path><draw:path text:anchor-type="paragraph" draw:z-index="14" draw:name="Bézier curve 15" draw:style-name="gr1" draw:text-style-name="P1" svg:width="0.2567in" svg:height="0.1465in" draw:transform="rotate (-0.321664181142555) translate (3.17908153684358in 1.29260937449206in)" svg:viewBox="0 0 653 373" svg:d="M0 66c461-334 257 737 619 101l34 16"><text:p/></draw:path><draw:path text:anchor-type="paragraph" draw:z-index="15" draw:name="Bézier curve 16" draw:style-name="gr1" draw:text-style-name="P1" svg:width="0.3114in" svg:height="0.5319in" draw:transform="rotate (-3.14159265358979) translate (3.09818625721415in 5.99485244609796in)" svg:viewBox="0 0 792 1352" svg:d="M318 1350c413 41 794-848 53-740-471 68-499-641-53-609l265 26"><text:p/></draw:path><draw:path text:anchor-type="paragraph" draw:z-index="16" draw:name="Bézier curve 17" draw:style-name="gr1" draw:text-style-name="P1" svg:width="0.2343in" svg:height="0.3539in" svg:x="3.2335in" svg:y="5.7339in" svg:viewBox="0 0 596 900" svg:d="M185 0c-298 561 526 83 397 609l-106 291h-291l-185-133"><text:p/></draw:path><draw:polyline text:anchor-type="paragraph" draw:z-index="17" draw:name="Polyline with 3 corners 3" draw:style-name="gr1" draw:text-style-name="P1" svg:width="0.1091in" svg:height="0.0346in" draw:transform="rotate (0.218689755274889) translate (3.19166666666667in 5.70277777777778in)" svg:viewBox="0 0 278 89" draw:points="0,0 270,6 278,89"><text:p/></draw:polyline><draw:path text:anchor-type="paragraph" draw:z-index="18" draw:name="Bézier curve 18" draw:style-name="gr1" draw:text-style-name="P1" svg:width="0.5224in" svg:height="0.6697in" draw:transform="rotate (-2.97648450635113) translate (0.610471316157848in 4.35867934681617in)" svg:viewBox="0 0 1328 1702" svg:d="M501 1692c271-77 848 200 827-291-24-550-673-413-1009-544-321-125-441-564-166-779l335-78 270 152 161 161"><text:p/></draw:path><draw:path text:anchor-type="paragraph" draw:z-index="19" draw:name="Bézier curve 19" draw:style-name="gr1" draw:text-style-name="P1" svg:width="1.2496in" svg:height="0.0622in" draw:transform="rotate (-1.5707963267949) translate (2.90625563283345in 1.72361111111111in)" svg:viewBox="0 0 3175 159" svg:d="M0 16c609 14 1215-42 1826 0 338 23 659 185 1005 132h318 26"><text:p/></draw:path><draw:path text:anchor-type="paragraph" draw:z-index="20" draw:name="Bézier curve 20" draw:style-name="gr1" draw:text-style-name="P1" svg:width="1.0307in" svg:height="0.1248in" draw:transform="rotate (-1.5707963267949) translate (3.0875in 3.98402777777778in)" svg:viewBox="0 0 2619 318" svg:d="M0 318c610 5 1184-193 1773-318h450 317l79 26"><text:p/></draw:path><draw:path text:anchor-type="paragraph" draw:z-index="21" draw:name="Bézier curve 21" draw:style-name="gr1" draw:text-style-name="P1" svg:width="0.4685in" svg:height="0.0213in" draw:transform="rotate (-1.5707963267949) translate (1.48333333333333in 5.29652777777778in)" svg:viewBox="0 0 1191 55" svg:d="M0 53c397 7 796-5 1191-53"><text:p/></draw:path><draw:path text:anchor-type="paragraph" draw:z-index="22" draw:name="Bézier curve 22" draw:style-name="gr1" draw:text-style-name="P1" svg:width="0.5335in" svg:height="0.3339in" draw:transform="rotate (-1.5707963267949) translate (1.08675125101398in 2.28611111111111in)" svg:viewBox="0 0 1356 849" svg:d="M0 660c963 538 155-207 582-530 443-335 901 37 741 424l-53 79"><text:p/></draw:path><draw:polyline text:anchor-type="paragraph" draw:z-index="23" draw:name="Polyline with 4 corners 1" draw:style-name="gr1" draw:text-style-name="P1" svg:width="0.3016in" svg:height="0.1453in" svg:x="0.5457in" svg:y="2.2547in" svg:viewBox="0 0 767 370" draw:points="0,370 370,212 635,79 767,0"><text:p/></draw:polyline><draw:path text:anchor-type="paragraph" draw:z-index="24" draw:name="Bézier curve 23" draw:style-name="gr1" draw:text-style-name="P1" svg:width="0.4059in" svg:height="0.326in" svg:x="1.4937in" svg:y="3.1681in" svg:viewBox="0 0 1032 829" svg:d="M0 35c501-215 760 624 344 715-820 177 351-142 344 79h291l53-27"><text:p/></draw:path><draw:path text:anchor-type="paragraph" draw:z-index="25" draw:name="Bézier curve 24" draw:style-name="gr1" draw:text-style-name="P1" svg:width="0.3205in" svg:height="0.3181in" draw:transform="rotate (-2.81992847244724) translate (3.73045596328016in 2.89818506808586in)" svg:viewBox="0 0 815 809" svg:d="M321 770c225 218 811-543 260-360-330 109-789-127-477-410l460 42 251 83-25-8"><text:p/></draw:path><draw:polyline text:anchor-type="paragraph" draw:z-index="26" draw:name="Polyline with 3 corners 4" draw:style-name="gr1" draw:text-style-name="P1" svg:width="0.2in" svg:height="0.0417in" draw:transform="rotate (0.463733982254893) translate (3.49375in 2.64027777777778in)" svg:viewBox="0 0 509 107" draw:points="0,0 379,71 509,107"><text:p/></draw:polyline><draw:path text:anchor-type="paragraph" draw:z-index="27" draw:name="Bézier curve 25" draw:style-name="gr1" draw:text-style-name="P1" svg:width="0.3264in" svg:height="0.5004in" draw:transform="rotate (-0.321664181142555) translate (2.57507908065215in 2.000449934529in)" svg:viewBox="0 0 830 1272" svg:d="M0 68c407-302 606 497 385 569-784 252 289-164 410 142 152 384-222 483-435 452l-126 41"><text:p/></draw:path><draw:path text:anchor-type="paragraph" draw:z-index="28" draw:name="Bézier curve 26" draw:style-name="gr1" draw:text-style-name="P1" svg:width="0.6248in" svg:height="0.3in" draw:transform="rotate (-1.5707963267949) translate (2.85656381634859in 4.15069444444444in)" svg:viewBox="0 0 1588 763" svg:d="M0 683c363-105 828 374 1005-238 109-376-1000-501-79-423h318 264 80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4:54:39.027065273</meta:creation-date>
    <dc:date>2024-12-10T04:58:50.986956011</dc:date>
    <meta:editing-duration>PT4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